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0821f"/>
    </style:style>
    <style:style style:name="P2" style:family="paragraph" style:parent-style-name="Standard">
      <style:text-properties officeooo:rsid="0000821f" officeooo:paragraph-rsid="0000821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0821f"/>
    </style:style>
    <style:style style:name="P5" style:family="paragraph" style:parent-style-name="Standard">
      <style:text-properties officeooo:rsid="0000821f" officeooo:paragraph-rsid="0000821f"/>
    </style:style>
    <style:style style:name="P6" style:family="paragraph" style:parent-style-name="Standard" style:list-style-name="L2">
      <style:text-properties officeooo:rsid="00024a09" officeooo:paragraph-rsid="0000821f"/>
    </style:style>
    <style:style style:name="P7" style:family="paragraph" style:parent-style-name="Standard">
      <style:text-properties officeooo:rsid="000902b1" officeooo:paragraph-rsid="000902b1"/>
    </style:style>
    <style:style style:name="P8" style:family="paragraph" style:parent-style-name="Standard" style:list-style-name="L3">
      <style:text-properties officeooo:rsid="000902b1" officeooo:paragraph-rsid="000902b1"/>
    </style:style>
    <style:style style:name="P9" style:family="paragraph" style:parent-style-name="Standard" style:list-style-name="L4">
      <style:text-properties officeooo:rsid="000902b1" officeooo:paragraph-rsid="000902b1"/>
    </style:style>
    <style:style style:name="P10" style:family="paragraph" style:parent-style-name="Standard" style:list-style-name="L3">
      <style:text-properties officeooo:paragraph-rsid="000902b1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3b9a7" officeooo:paragraph-rsid="0013b9a7" style:font-weight-asian="bold" style:font-weight-complex="bold"/>
    </style:style>
    <style:style style:name="T1" style:family="text">
      <style:text-properties officeooo:rsid="000062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4a09" style:font-weight-asian="bold" style:font-weight-complex="bold"/>
    </style:style>
    <style:style style:name="T4" style:family="text">
      <style:text-properties officeooo:rsid="00024a09"/>
    </style:style>
    <style:style style:name="T5" style:family="text">
      <style:text-properties officeooo:rsid="00043e0d"/>
    </style:style>
    <style:style style:name="T6" style:family="text">
      <style:text-properties officeooo:rsid="000902b1"/>
    </style:style>
    <style:style style:name="T7" style:family="text">
      <style:text-properties officeooo:rsid="0012864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</text:span>nnemi a <text:span text:style-name="T2">3 caractéristiques</text:span>:</text:p>
      <text:list text:style-name="L1">
        <text:list-item>
          <text:p text:style-name="P3">Des points de vie</text:p>
        </text:list-item>
        <text:list-item>
          <text:p text:style-name="P4">Une vitesse : combien de cases il parcourt en un temps donné.</text:p>
        </text:list-item>
        <text:list-item>
          <text:p text:style-name="P4">Une récompense</text:p>
        </text:list-item>
      </text:list>
      <text:p text:style-name="P1"/>
      <text:p text:style-name="P2">Voie d’amélioration : Plusieurs types d’ennemi → Orienté objet avec héritage ? </text:p>
      <text:p text:style-name="P2"/>
      <text:p text:style-name="P2"><text:line-break/><text:span text:style-name="T4">Tour a </text:span><text:span text:style-name="T3">3 caractéristiques </text:span><text:span text:style-name="T4">: </text:span></text:p>
      <text:list text:style-name="L2">
        <text:list-item>
          <text:p text:style-name="P6">Puissance</text:p>
        </text:list-item>
        <text:list-item>
          <text:p text:style-name="P6">Portée</text:p>
        </text:list-item>
        <text:list-item>
          <text:p text:style-name="P6">cadence</text:p>
        </text:list-item>
      </text:list>
      <text:p text:style-name="P2"/>
      <text:p text:style-name="P2">→ <text:span text:style-name="T5">Différents types de tour avec des caractéristiques différentes : Longue distance mais lente, très rapide mais courte distance</text:span></text:p>
      <text:p text:style-name="P2"/>
      <text:p text:style-name="P2"/>
      <text:p text:style-name="P7">Carte : </text:p>
      <text:list text:style-name="L3">
        <text:list-item>
          <text:p text:style-name="P10"><text:span text:style-name="T6">Structure : liste ? </text:span></text:p>
        </text:list-item>
        <text:list-item>
          <text:p text:style-name="P8">Permet d’afficher la carte</text:p>
        </text:list-item>
        <text:list-item>
          <text:p text:style-name="P8">Savoir les éléments sur la carte</text:p>
        </text:list-item>
      </text:list>
      <text:p text:style-name="P7"/>
      <text:p text:style-name="P7">→ Fonction d’accès 2D </text:p>
      <text:p text:style-name="P7"/>
      <text:p text:style-name="P7">Graphe : </text:p>
      <text:list text:style-name="L4">
        <text:list-item>
          <text:p text:style-name="P9">Permet de calculer les mouvements des ennemie → <text:span text:style-name="T7">Dijkstra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Analyse de la carte : </text:p>
      <text:p text:style-name="P11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09:47:23.874335126</meta:creation-date>
    <dc:date>2024-05-24T12:37:35.755137141</dc:date>
    <meta:editing-duration>PT1H18M7S</meta:editing-duration>
    <meta:editing-cycles>10</meta:editing-cycles>
    <meta:generator>LibreOffice/24.2.3.2$Linux_X86_64 LibreOffice_project/420$Build-2</meta:generator>
    <meta:document-statistic meta:table-count="0" meta:image-count="0" meta:object-count="0" meta:page-count="2" meta:paragraph-count="18" meta:word-count="107" meta:character-count="582" meta:non-whitespace-character-count="495"/>
  </office:meta>
</office:document-meta>
</file>